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916f6" officeooo:paragraph-rsid="000916f6"/>
    </style:style>
    <style:style style:name="P2" style:family="paragraph" style:parent-style-name="Standard">
      <style:text-properties style:text-underline-style="none" officeooo:rsid="000916f6" officeooo:paragraph-rsid="000916f6"/>
    </style:style>
    <style:style style:name="P3" style:family="paragraph" style:parent-style-name="Standard">
      <style:text-properties style:text-underline-style="none" officeooo:rsid="000a3f84" officeooo:paragraph-rsid="000a3f84"/>
    </style:style>
    <style:style style:name="P4" style:family="paragraph" style:parent-style-name="Standard">
      <style:text-properties style:text-underline-style="none" officeooo:rsid="000b7860" officeooo:paragraph-rsid="000b7860"/>
    </style:style>
    <style:style style:name="P5" style:family="paragraph" style:parent-style-name="Standard">
      <style:text-properties style:text-underline-style="none" officeooo:rsid="000d2aed" officeooo:paragraph-rsid="000d2a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eration 1:</text:p>
      <text:p text:style-name="P1"/>
      <text:p text:style-name="P2">Installation:</text:p>
      <text:p text:style-name="P2"/>
      <text:p text:style-name="P2">- conda create –name campus_numerique_python</text:p>
      <text:p text:style-name="P2">- conda env list</text:p>
      <text:p text:style-name="P2">- conda activate campus_numerique_python</text:p>
      <text:p text:style-name="P2"/>
      <text:p text:style-name="P3">Online environment au cas où : </text:p>
      <text:p text:style-name="P3"><text:a xlink:type="simple" xlink:href="https://hub.mybinder.turing.ac.uk/user/ipython-ipython-in-depth-jw4y3jiw/notebooks/binder/Index.ipynb" text:style-name="Internet_20_link" text:visited-style-name="Visited_20_Internet_20_Link">https://hub.mybinder.turing.ac.uk/user/ipython-ipython-in-depth-jw4y3jiw/notebooks/binder/Index.ipynb</text:a></text:p>
      <text:p text:style-name="P3"/>
      <text:p text:style-name="P4">installation lib : !pip install pandas</text:p>
      <text:p text:style-name="P4"/>
      <text:p text:style-name="P5">Doc tuples :</text:p>
      <text:p text:style-name="P5"/>
      <text:p text:style-name="P5">https://www.programiz.com/python-programming/tu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21:09:04.838245209</meta:creation-date>
    <meta:generator>LibreOffice/6.0.7.3$Linux_X86_64 LibreOffice_project/00m0$Build-3</meta:generator>
    <dc:date>2020-10-20T18:14:56.528846092</dc:date>
    <meta:editing-duration>PT17M26S</meta:editing-duration>
    <meta:editing-cycles>4</meta:editing-cycles>
    <meta:document-statistic meta:table-count="0" meta:image-count="0" meta:object-count="0" meta:page-count="1" meta:paragraph-count="10" meta:word-count="33" meta:character-count="357" meta:non-whitespace-character-count="333"/>
  </office:meta>
</office:document-meta>
</file>